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336" officeooo:paragraph-rsid="000d4336"/>
    </style:style>
    <style:style style:name="P2" style:family="paragraph" style:parent-style-name="Standard">
      <style:text-properties officeooo:rsid="000e2ea5" officeooo:paragraph-rsid="000e2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Primeira aula </text:p>
      <text:p text:style-name="P2"/>
      <text:p text:style-name="P2">OBJETIVO: CRIA SITE DA defensória EM REACT </text:p>
      <text:p text:style-name="P2"/>
      <text:p text:style-name="P2">React puro descreve uma interface para usuários</text:p>
      <text:p text:style-name="P2"/>
      <text:p text:style-name="P2"/>
      <text:p text:style-name="P2">React js palataforma principais= react-dom e ract-native </text:p>
      <text:p text:style-name="P2"/>
      <text:p text:style-name="P2">a outras plataformas como rasct-windows react-vr …..</text:p>
      <text:p text:style-name="P2"/>
      <text:p text:style-name="P2">conceitos avançados : redux contexapi hocs render props etc 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09:49:27.394808315</meta:creation-date>
    <dc:date>2020-12-06T17:14:55.440156396</dc:date>
    <meta:editing-duration>PT6H55M7S</meta:editing-duration>
    <meta:editing-cycles>1</meta:editing-cycles>
    <meta:document-statistic meta:table-count="0" meta:image-count="0" meta:object-count="0" meta:page-count="1" meta:paragraph-count="6" meta:word-count="39" meta:character-count="278" meta:non-whitespace-character-count="236"/>
    <meta:generator>LibreOffice/6.4.6.2$Linux_X86_64 LibreOffice_project/40$Build-2</meta:generator>
  </office:meta>
</office:document-meta>
</file>